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6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0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set_teste_pl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485" calcext:value-type="float">
            <text:p>-0,14485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9.71567" calcext:value-type="float">
            <text:p>9,71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9.72046" calcext:value-type="float">
            <text:p>9,720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365" calcext:value-type="float">
            <text:p>-0,14365</text:p>
          </table:table-cell>
          <table:table-cell office:value-type="float" office:value="0.01556" calcext:value-type="float">
            <text:p>0,01556</text:p>
          </table:table-cell>
          <table:table-cell office:value-type="float" office:value="9.72764" calcext:value-type="float">
            <text:p>9,727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126" calcext:value-type="float">
            <text:p>-0,14126</text:p>
          </table:table-cell>
          <table:table-cell office:value-type="float" office:value="0.01556" calcext:value-type="float">
            <text:p>0,01556</text:p>
          </table:table-cell>
          <table:table-cell office:value-type="float" office:value="9.71447" calcext:value-type="float">
            <text:p>9,71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288" calcext:value-type="float">
            <text:p>-0,13288</text:p>
          </table:table-cell>
          <table:table-cell office:value-type="float" office:value="0.01915" calcext:value-type="float">
            <text:p>0,01915</text:p>
          </table:table-cell>
          <table:table-cell office:value-type="float" office:value="9.72644" calcext:value-type="float">
            <text:p>9,726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288" calcext:value-type="float">
            <text:p>-0,13288</text:p>
          </table:table-cell>
          <table:table-cell office:value-type="float" office:value="-0.00359" calcext:value-type="float">
            <text:p>-0,00359</text:p>
          </table:table-cell>
          <table:table-cell office:value-type="float" office:value="9.71208" calcext:value-type="float">
            <text:p>9,71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527" calcext:value-type="float">
            <text:p>-0,13527</text:p>
          </table:table-cell>
          <table:table-cell office:value-type="float" office:value="0.01197" calcext:value-type="float">
            <text:p>0,01197</text:p>
          </table:table-cell>
          <table:table-cell office:value-type="float" office:value="9.70849" calcext:value-type="float">
            <text:p>9,708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0.01077" calcext:value-type="float">
            <text:p>0,01077</text:p>
          </table:table-cell>
          <table:table-cell office:value-type="float" office:value="9.70729" calcext:value-type="float">
            <text:p>9,70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0.00838" calcext:value-type="float">
            <text:p>0,00838</text:p>
          </table:table-cell>
          <table:table-cell office:value-type="float" office:value="9.71328" calcext:value-type="float">
            <text:p>9,71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689" calcext:value-type="float">
            <text:p>-0,12689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9.72046" calcext:value-type="float">
            <text:p>9,72046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INCERTEZA FINAL</text:p>
          </table:table-cell>
          <table:table-cell office:value-type="string" calcext:value-type="string">
            <text:p>parte de x</text:p>
          </table:table-cell>
          <table:table-cell office:value-type="string" calcext:value-type="string">
            <text:p>parte de y</text:p>
          </table:table-cell>
          <table:table-cell office:value-type="string" calcext:value-type="string">
            <text:p>parte de z</text:p>
          </table:table-cell>
          <table:table-cell office:value-type="string" calcext:value-type="string">
            <text:p>FINALZONA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-0.135392" calcext:value-type="float">
            <text:p>-0,135392</text:p>
          </table:table-cell>
          <table:table-cell table:formula="of:=AVERAGE([.C2:.C11])" office:value-type="float" office:value="0.009337" calcext:value-type="float">
            <text:p>0,009337</text:p>
          </table:table-cell>
          <table:table-cell table:formula="of:=AVERAGE([.D2:.D11])" office:value-type="float" office:value="9.716628" calcext:value-type="float">
            <text:p>9,716628</text:p>
          </table:table-cell>
          <table:table-cell table:formula="of:=ATAN(SQRT([.B12]^2+[.C12]^2)/[.D12])" office:value-type="float" office:value="0.0139662387541802" calcext:value-type="float">
            <text:p>0,0139662388</text:p>
          </table:table-cell>
          <table:table-cell table:formula="of:=(180*[.E12])/PI()" office:value-type="float" office:value="0.800206536286574" calcext:value-type="float">
            <text:p>0,8002065363</text:p>
          </table:table-cell>
          <table:table-cell/>
          <table:table-cell table:formula="of:=[.B12]^2/(SQRT([.B12]^2+[.C12]^2)*([.B12]^2+[.C12]^2+[.D12]^2))" office:value-type="float" office:value="0.00143036496439463" calcext:value-type="float">
            <text:p>0,001430365</text:p>
          </table:table-cell>
          <table:table-cell table:formula="of:=[.C12]^2/(SQRT([.B12]^2+[.C12]^2)*([.B12]^2+[.C12]^2+[.D12]^2))" office:value-type="float" office:value="0.0000068026100163636" calcext:value-type="float">
            <text:p>6,8026100163636E-06</text:p>
          </table:table-cell>
          <table:table-cell table:formula="of:=-(SQRT([.B12]^2+[.C12]^2))/([.B12]^2+[.C12]^2+[.D12]^2)" office:value-type="float" office:value="-0.00143716757441099" calcext:value-type="float">
            <text:p>-0,0014371676</text:p>
          </table:table-cell>
          <table:table-cell table:formula="of:=SQRT([.H12]^2*[.B15]^2+[.I12]^2*[.C15]^2+[.J12]^2+[.D15]^2)" office:value-type="float" office:value="0.00722150452662253" calcext:value-type="float">
            <text:p>0,0072215045</text:p>
          </table:table-cell>
        </table:table-row>
        <table:table-row table:style-name="ro1">
          <table:table-cell office:value-type="string" calcext:value-type="string">
            <text:p>Incerteza A</text:p>
          </table:table-cell>
          <table:table-cell table:formula="of:=STDEV([.B2:.B11])" office:value-type="float" office:value="0.00619373482731632" calcext:value-type="float">
            <text:p>0,0061937348</text:p>
          </table:table-cell>
          <table:table-cell table:formula="of:=STDEV([.C2:.C11])" office:value-type="float" office:value="0.00671804047157933" calcext:value-type="float">
            <text:p>0,0067180405</text:p>
          </table:table-cell>
          <table:table-cell table:formula="of:=STDEV([.D2:.D11])" office:value-type="float" office:value="0.00697456776836797" calcext:value-type="float">
            <text:p>0,0069745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erteza B</text:p>
          </table:table-cell>
          <table:table-cell table:number-columns-repeated="3" office:value-type="float" office:value="0.0012" calcext:value-type="float">
            <text:p>0,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ERTEZA COMB</text:p>
          </table:table-cell>
          <table:table-cell table:formula="of:=SQRT([.B13]^2+[.B14]^2)" office:value-type="float" office:value="0.00630891045356575" calcext:value-type="float">
            <text:p>0,0063089105</text:p>
          </table:table-cell>
          <table:table-cell table:formula="of:=SQRT([.C13]^2+[.C14]^2)" office:value-type="float" office:value="0.00682437306847873" calcext:value-type="float">
            <text:p>0,0068243731</text:p>
          </table:table-cell>
          <table:table-cell table:formula="of:=SQRT([.D13]^2+[.D14]^2)" office:value-type="float" office:value="0.0070770470929306" calcext:value-type="float">
            <text:p>0,0070770471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-0.14485" calcext:value-type="float">
            <text:p>-0,14485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9.71567" calcext:value-type="float">
            <text:p>9,71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929" calcext:value-type="float">
            <text:p>-0,12929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9.72166" calcext:value-type="float">
            <text:p>9,721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365" calcext:value-type="float">
            <text:p>-0,14365</text:p>
          </table:table-cell>
          <table:table-cell office:value-type="float" office:value="0.01556" calcext:value-type="float">
            <text:p>0,01556</text:p>
          </table:table-cell>
          <table:table-cell office:value-type="float" office:value="9.72764" calcext:value-type="float">
            <text:p>9,727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126" calcext:value-type="float">
            <text:p>-0,14126</text:p>
          </table:table-cell>
          <table:table-cell office:value-type="float" office:value="0.01556" calcext:value-type="float">
            <text:p>0,01556</text:p>
          </table:table-cell>
          <table:table-cell office:value-type="float" office:value="9.71447" calcext:value-type="float">
            <text:p>9,71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288" calcext:value-type="float">
            <text:p>-0,13288</text:p>
          </table:table-cell>
          <table:table-cell office:value-type="float" office:value="0.01915" calcext:value-type="float">
            <text:p>0,01915</text:p>
          </table:table-cell>
          <table:table-cell office:value-type="float" office:value="9.72644" calcext:value-type="float">
            <text:p>9,726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288" calcext:value-type="float">
            <text:p>-0,13288</text:p>
          </table:table-cell>
          <table:table-cell office:value-type="float" office:value="-0.00359" calcext:value-type="float">
            <text:p>-0,00359</text:p>
          </table:table-cell>
          <table:table-cell office:value-type="float" office:value="9.71208" calcext:value-type="float">
            <text:p>9,71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527" calcext:value-type="float">
            <text:p>-0,13527</text:p>
          </table:table-cell>
          <table:table-cell office:value-type="float" office:value="0.01197" calcext:value-type="float">
            <text:p>0,01197</text:p>
          </table:table-cell>
          <table:table-cell office:value-type="float" office:value="9.70849" calcext:value-type="float">
            <text:p>9,708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0.01077" calcext:value-type="float">
            <text:p>0,01077</text:p>
          </table:table-cell>
          <table:table-cell office:value-type="float" office:value="9.70729" calcext:value-type="float">
            <text:p>9,70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0.00838" calcext:value-type="float">
            <text:p>0,00838</text:p>
          </table:table-cell>
          <table:table-cell office:value-type="float" office:value="9.71328" calcext:value-type="float">
            <text:p>9,71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689" calcext:value-type="float">
            <text:p>-0,12689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9.72046" calcext:value-type="float">
            <text:p>9,72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0:.B29])" office:value-type="float" office:value="-0.135512" calcext:value-type="float">
            <text:p>-0,135512</text:p>
          </table:table-cell>
          <table:table-cell table:formula="of:=AVERAGE([.C20:.C29])" office:value-type="float" office:value="0.009456" calcext:value-type="float">
            <text:p>0,009456</text:p>
          </table:table-cell>
          <table:table-cell table:formula="of:=AVERAGE([.D20:.D29])" office:value-type="float" office:value="9.716748" calcext:value-type="float">
            <text:p>9,716748</text:p>
          </table:table-cell>
          <table:table-cell table:formula="of:=ATAN(SQRT([.B30]^2+[.C30]^2)/[.D30])" office:value-type="float" office:value="0.0139792314739196" calcext:value-type="float">
            <text:p>0,0139792315</text:p>
          </table:table-cell>
          <table:table-cell table:formula="of:=(180*[.E30])/PI()" office:value-type="float" office:value="0.800950964292039" calcext:value-type="float">
            <text:p>0,80095096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4485" calcext:value-type="float">
            <text:p>-0,14485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9.71567" calcext:value-type="float">
            <text:p>9,71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929" calcext:value-type="float">
            <text:p>-0,12929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9.72166" calcext:value-type="float">
            <text:p>9,721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527" calcext:value-type="float">
            <text:p>-0,13527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9.70849" calcext:value-type="float">
            <text:p>9,708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126" calcext:value-type="float">
            <text:p>-0,14126</text:p>
          </table:table-cell>
          <table:table-cell office:value-type="float" office:value="0.01556" calcext:value-type="float">
            <text:p>0,01556</text:p>
          </table:table-cell>
          <table:table-cell office:value-type="float" office:value="9.71447" calcext:value-type="float">
            <text:p>9,71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288" calcext:value-type="float">
            <text:p>-0,13288</text:p>
          </table:table-cell>
          <table:table-cell office:value-type="float" office:value="0.01915" calcext:value-type="float">
            <text:p>0,01915</text:p>
          </table:table-cell>
          <table:table-cell office:value-type="float" office:value="9.72644" calcext:value-type="float">
            <text:p>9,726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288" calcext:value-type="float">
            <text:p>-0,13288</text:p>
          </table:table-cell>
          <table:table-cell office:value-type="float" office:value="-0.00359" calcext:value-type="float">
            <text:p>-0,00359</text:p>
          </table:table-cell>
          <table:table-cell office:value-type="float" office:value="9.71208" calcext:value-type="float">
            <text:p>9,71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0.01077" calcext:value-type="float">
            <text:p>0,01077</text:p>
          </table:table-cell>
          <table:table-cell office:value-type="float" office:value="9.70729" calcext:value-type="float">
            <text:p>9,70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527" calcext:value-type="float">
            <text:p>-0,13527</text:p>
          </table:table-cell>
          <table:table-cell office:value-type="float" office:value="0.01197" calcext:value-type="float">
            <text:p>0,01197</text:p>
          </table:table-cell>
          <table:table-cell office:value-type="float" office:value="9.70849" calcext:value-type="float">
            <text:p>9,708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0.00838" calcext:value-type="float">
            <text:p>0,00838</text:p>
          </table:table-cell>
          <table:table-cell office:value-type="float" office:value="9.71328" calcext:value-type="float">
            <text:p>9,71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689" calcext:value-type="float">
            <text:p>-0,12689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9.72046" calcext:value-type="float">
            <text:p>9,72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1:.B40])" office:value-type="float" office:value="-0.134674" calcext:value-type="float">
            <text:p>-0,134674</text:p>
          </table:table-cell>
          <table:table-cell table:formula="of:=AVERAGE([.C31:.C40])" office:value-type="float" office:value="0.008858" calcext:value-type="float">
            <text:p>0,008858</text:p>
          </table:table-cell>
          <table:table-cell table:formula="of:=AVERAGE([.D31:.D40])" office:value-type="float" office:value="9.714833" calcext:value-type="float">
            <text:p>9,714833</text:p>
          </table:table-cell>
          <table:table-cell table:formula="of:=ATAN(SQRT([.B41]^2+[.C41]^2)/[.D41])" office:value-type="float" office:value="0.0138917792063898" calcext:value-type="float">
            <text:p>0,0138917792</text:p>
          </table:table-cell>
          <table:table-cell table:formula="of:=(180*[.E41])/PI()" office:value-type="float" office:value="0.795940318453734" calcext:value-type="float">
            <text:p>0,7959403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767" calcext:value-type="float">
            <text:p>-0,13767</text:p>
          </table:table-cell>
          <table:table-cell office:value-type="float" office:value="8.47787" calcext:value-type="float">
            <text:p>8,47787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964" calcext:value-type="float">
            <text:p>-0,14964</text:p>
          </table:table-cell>
          <table:table-cell office:value-type="float" office:value="8.4647" calcext:value-type="float">
            <text:p>8,4647</text:p>
          </table:table-cell>
          <table:table-cell office:value-type="float" office:value="4.89135" calcext:value-type="float">
            <text:p>4,89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724" calcext:value-type="float">
            <text:p>-0,14724</text:p>
          </table:table-cell>
          <table:table-cell office:value-type="float" office:value="8.47069" calcext:value-type="float">
            <text:p>8,47069</text:p>
          </table:table-cell>
          <table:table-cell office:value-type="float" office:value="4.89614" calcext:value-type="float">
            <text:p>4,89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245" calcext:value-type="float">
            <text:p>-0,14245</text:p>
          </table:table-cell>
          <table:table-cell office:value-type="float" office:value="8.47547" calcext:value-type="float">
            <text:p>8,47547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308" calcext:value-type="float">
            <text:p>8,47308</text:p>
          </table:table-cell>
          <table:table-cell office:value-type="float" office:value="4.88058" calcext:value-type="float">
            <text:p>4,88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787" calcext:value-type="float">
            <text:p>8,47787</text:p>
          </table:table-cell>
          <table:table-cell office:value-type="float" office:value="4.89375" calcext:value-type="float">
            <text:p>4,89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605" calcext:value-type="float">
            <text:p>-0,14605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9614" calcext:value-type="float">
            <text:p>4,89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667" calcext:value-type="float">
            <text:p>8,47667</text:p>
          </table:table-cell>
          <table:table-cell office:value-type="float" office:value="4.89375" calcext:value-type="float">
            <text:p>4,89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9255" calcext:value-type="float">
            <text:p>4,89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42:.B51])" office:value-type="float" office:value="-0.137547" calcext:value-type="float">
            <text:p>-0,137547</text:p>
          </table:table-cell>
          <table:table-cell table:formula="of:=AVERAGE([.C42:.C51])" office:value-type="float" office:value="8.473199" calcext:value-type="float">
            <text:p>8,473199</text:p>
          </table:table-cell>
          <table:table-cell table:formula="of:=AVERAGE([.D42:.D51])" office:value-type="float" office:value="4.890397" calcext:value-type="float">
            <text:p>4,890397</text:p>
          </table:table-cell>
          <table:table-cell table:formula="of:=ATAN(SQRT([.B52]^2+[.C52]^2)/[.D52])" office:value-type="float" office:value="1.04739681520038" calcext:value-type="float">
            <text:p>1,0473968152</text:p>
          </table:table-cell>
          <table:table-cell table:formula="of:=(180*[.E52])/PI()" office:value-type="float" office:value="60.0114169864257" calcext:value-type="float">
            <text:p>60,01141698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767" calcext:value-type="float">
            <text:p>-0,13767</text:p>
          </table:table-cell>
          <table:table-cell office:value-type="float" office:value="8.47787" calcext:value-type="float">
            <text:p>8,47787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964" calcext:value-type="float">
            <text:p>-0,14964</text:p>
          </table:table-cell>
          <table:table-cell office:value-type="float" office:value="8.4647" calcext:value-type="float">
            <text:p>8,4647</text:p>
          </table:table-cell>
          <table:table-cell office:value-type="float" office:value="4.89135" calcext:value-type="float">
            <text:p>4,89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652" calcext:value-type="float">
            <text:p>-0,1652</text:p>
          </table:table-cell>
          <table:table-cell office:value-type="float" office:value="8.47069" calcext:value-type="float">
            <text:p>8,47069</text:p>
          </table:table-cell>
          <table:table-cell office:value-type="float" office:value="4.8291" calcext:value-type="float">
            <text:p>4,82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245" calcext:value-type="float">
            <text:p>-0,14245</text:p>
          </table:table-cell>
          <table:table-cell office:value-type="float" office:value="8.47547" calcext:value-type="float">
            <text:p>8,47547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308" calcext:value-type="float">
            <text:p>8,47308</text:p>
          </table:table-cell>
          <table:table-cell office:value-type="float" office:value="4.88058" calcext:value-type="float">
            <text:p>4,88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787" calcext:value-type="float">
            <text:p>8,47787</text:p>
          </table:table-cell>
          <table:table-cell office:value-type="float" office:value="4.89375" calcext:value-type="float">
            <text:p>4,89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605" calcext:value-type="float">
            <text:p>-0,14605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9614" calcext:value-type="float">
            <text:p>4,89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667" calcext:value-type="float">
            <text:p>8,47667</text:p>
          </table:table-cell>
          <table:table-cell office:value-type="float" office:value="4.89375" calcext:value-type="float">
            <text:p>4,89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9255" calcext:value-type="float">
            <text:p>4,89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53:.B62])" office:value-type="float" office:value="-0.139343" calcext:value-type="float">
            <text:p>-0,139343</text:p>
          </table:table-cell>
          <table:table-cell table:formula="of:=AVERAGE([.C53:.C62])" office:value-type="float" office:value="8.473199" calcext:value-type="float">
            <text:p>8,473199</text:p>
          </table:table-cell>
          <table:table-cell table:formula="of:=AVERAGE([.D53:.D62])" office:value-type="float" office:value="4.883693" calcext:value-type="float">
            <text:p>4,883693</text:p>
          </table:table-cell>
          <table:table-cell table:formula="of:=ATAN(SQRT([.B63]^2+[.C63]^2)/[.D63])" office:value-type="float" office:value="1.04799197508813" calcext:value-type="float">
            <text:p>1,0479919751</text:p>
          </table:table-cell>
          <table:table-cell table:formula="of:=(180*[.E63])/PI()" office:value-type="float" office:value="60.045517136129" calcext:value-type="float">
            <text:p>60,04551713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767" calcext:value-type="float">
            <text:p>-0,13767</text:p>
          </table:table-cell>
          <table:table-cell office:value-type="float" office:value="8.47787" calcext:value-type="float">
            <text:p>8,47787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964" calcext:value-type="float">
            <text:p>-0,14964</text:p>
          </table:table-cell>
          <table:table-cell office:value-type="float" office:value="8.4647" calcext:value-type="float">
            <text:p>8,4647</text:p>
          </table:table-cell>
          <table:table-cell office:value-type="float" office:value="4.89135" calcext:value-type="float">
            <text:p>4,89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652" calcext:value-type="float">
            <text:p>-0,1652</text:p>
          </table:table-cell>
          <table:table-cell office:value-type="float" office:value="8.47069" calcext:value-type="float">
            <text:p>8,47069</text:p>
          </table:table-cell>
          <table:table-cell office:value-type="float" office:value="4.8291" calcext:value-type="float">
            <text:p>4,82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7717" calcext:value-type="float">
            <text:p>-0,17717</text:p>
          </table:table-cell>
          <table:table-cell office:value-type="float" office:value="8.4635" calcext:value-type="float">
            <text:p>8,4635</text:p>
          </table:table-cell>
          <table:table-cell office:value-type="float" office:value="4.93924" calcext:value-type="float">
            <text:p>4,939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308" calcext:value-type="float">
            <text:p>8,47308</text:p>
          </table:table-cell>
          <table:table-cell office:value-type="float" office:value="4.88058" calcext:value-type="float">
            <text:p>4,88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8657" calcext:value-type="float">
            <text:p>4,88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787" calcext:value-type="float">
            <text:p>8,47787</text:p>
          </table:table-cell>
          <table:table-cell office:value-type="float" office:value="4.89375" calcext:value-type="float">
            <text:p>4,89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605" calcext:value-type="float">
            <text:p>-0,14605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9614" calcext:value-type="float">
            <text:p>4,89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809" calcext:value-type="float">
            <text:p>-0,12809</text:p>
          </table:table-cell>
          <table:table-cell office:value-type="float" office:value="8.47667" calcext:value-type="float">
            <text:p>8,47667</text:p>
          </table:table-cell>
          <table:table-cell office:value-type="float" office:value="4.89375" calcext:value-type="float">
            <text:p>4,89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8.47188" calcext:value-type="float">
            <text:p>8,47188</text:p>
          </table:table-cell>
          <table:table-cell office:value-type="float" office:value="4.89255" calcext:value-type="float">
            <text:p>4,89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64:.B73])" office:value-type="float" office:value="-0.142815" calcext:value-type="float">
            <text:p>-0,142815</text:p>
          </table:table-cell>
          <table:table-cell table:formula="of:=AVERAGE([.C64:.C73])" office:value-type="float" office:value="8.472002" calcext:value-type="float">
            <text:p>8,472002</text:p>
          </table:table-cell>
          <table:table-cell table:formula="of:=AVERAGE([.D64:.D73])" office:value-type="float" office:value="4.88896" calcext:value-type="float">
            <text:p>4,88896</text:p>
          </table:table-cell>
          <table:table-cell table:formula="of:=ATAN(SQRT([.B74]^2+[.C74]^2)/[.D74])" office:value-type="float" office:value="1.04746734623096" calcext:value-type="float">
            <text:p>1,0474673462</text:p>
          </table:table-cell>
          <table:table-cell table:formula="of:=(180*[.E74])/PI()" office:value-type="float" office:value="60.0154581168023" calcext:value-type="float">
            <text:p>60,0154581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814" calcext:value-type="float">
            <text:p>0,43814</text:p>
          </table:table-cell>
          <table:table-cell office:value-type="float" office:value="4.71418" calcext:value-type="float">
            <text:p>4,71418</text:p>
          </table:table-cell>
          <table:table-cell office:value-type="float" office:value="8.55209" calcext:value-type="float">
            <text:p>8,55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3684" calcext:value-type="float">
            <text:p>4,93684</text:p>
          </table:table-cell>
          <table:table-cell office:value-type="float" office:value="8.40485" calcext:value-type="float">
            <text:p>8,40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39" calcext:value-type="float">
            <text:p>0,00239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365" calcext:value-type="float">
            <text:p>8,40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359" calcext:value-type="float">
            <text:p>0,00359</text:p>
          </table:table-cell>
          <table:table-cell office:value-type="float" office:value="4.93206" calcext:value-type="float">
            <text:p>4,93206</text:p>
          </table:table-cell>
          <table:table-cell office:value-type="float" office:value="8.39647" calcext:value-type="float">
            <text:p>8,39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232" calcext:value-type="float">
            <text:p>0,03232</text:p>
          </table:table-cell>
          <table:table-cell office:value-type="float" office:value="4.93325" calcext:value-type="float">
            <text:p>4,93325</text:p>
          </table:table-cell>
          <table:table-cell office:value-type="float" office:value="8.38689" calcext:value-type="float">
            <text:p>8,38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18" calcext:value-type="float">
            <text:p>0,00718</text:p>
          </table:table-cell>
          <table:table-cell office:value-type="float" office:value="4.93924" calcext:value-type="float">
            <text:p>4,93924</text:p>
          </table:table-cell>
          <table:table-cell office:value-type="float" office:value="8.41203" calcext:value-type="float">
            <text:p>8,41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479" calcext:value-type="float">
            <text:p>0,00479</text:p>
          </table:table-cell>
          <table:table-cell office:value-type="float" office:value="4.92727" calcext:value-type="float">
            <text:p>4,92727</text:p>
          </table:table-cell>
          <table:table-cell office:value-type="float" office:value="8.41083" calcext:value-type="float">
            <text:p>8,410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2487" calcext:value-type="float">
            <text:p>4,92487</text:p>
          </table:table-cell>
          <table:table-cell office:value-type="float" office:value="8.38809" calcext:value-type="float">
            <text:p>8,38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69791" calcext:value-type="float">
            <text:p>-0,69791</text:p>
          </table:table-cell>
          <table:table-cell office:value-type="float" office:value="4.45082" calcext:value-type="float">
            <text:p>4,45082</text:p>
          </table:table-cell>
          <table:table-cell office:value-type="float" office:value="6.98508" calcext:value-type="float">
            <text:p>6,985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591" calcext:value-type="float">
            <text:p>0,03591</text:p>
          </table:table-cell>
          <table:table-cell office:value-type="float" office:value="5.03261" calcext:value-type="float">
            <text:p>5,03261</text:p>
          </table:table-cell>
          <table:table-cell office:value-type="float" office:value="8.34858" calcext:value-type="float">
            <text:p>8,34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75:.B84])" office:value-type="float" office:value="-0.014965" calcext:value-type="float">
            <text:p>-0,014965</text:p>
          </table:table-cell>
          <table:table-cell table:formula="of:=AVERAGE([.C75:.C84])" office:value-type="float" office:value="4.871362" calcext:value-type="float">
            <text:p>4,871362</text:p>
          </table:table-cell>
          <table:table-cell table:formula="of:=AVERAGE([.D75:.D84])" office:value-type="float" office:value="8.268856" calcext:value-type="float">
            <text:p>8,268856</text:p>
          </table:table-cell>
          <table:table-cell table:formula="of:=ATAN(SQRT([.B85]^2+[.C85]^2)/[.D85])" office:value-type="float" office:value="0.532384368637876" calcext:value-type="float">
            <text:p>0,5323843686</text:p>
          </table:table-cell>
          <table:table-cell table:formula="of:=(180*[.E85])/PI()" office:value-type="float" office:value="30.5033774016873" calcext:value-type="float">
            <text:p>30,5033774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814" calcext:value-type="float">
            <text:p>0,43814</text:p>
          </table:table-cell>
          <table:table-cell office:value-type="float" office:value="4.71418" calcext:value-type="float">
            <text:p>4,71418</text:p>
          </table:table-cell>
          <table:table-cell office:value-type="float" office:value="8.55209" calcext:value-type="float">
            <text:p>8,55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3684" calcext:value-type="float">
            <text:p>4,93684</text:p>
          </table:table-cell>
          <table:table-cell office:value-type="float" office:value="8.40485" calcext:value-type="float">
            <text:p>8,40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39" calcext:value-type="float">
            <text:p>0,00239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365" calcext:value-type="float">
            <text:p>8,40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359" calcext:value-type="float">
            <text:p>0,00359</text:p>
          </table:table-cell>
          <table:table-cell office:value-type="float" office:value="4.93206" calcext:value-type="float">
            <text:p>4,93206</text:p>
          </table:table-cell>
          <table:table-cell office:value-type="float" office:value="8.39647" calcext:value-type="float">
            <text:p>8,39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232" calcext:value-type="float">
            <text:p>0,03232</text:p>
          </table:table-cell>
          <table:table-cell office:value-type="float" office:value="4.93325" calcext:value-type="float">
            <text:p>4,93325</text:p>
          </table:table-cell>
          <table:table-cell office:value-type="float" office:value="8.38689" calcext:value-type="float">
            <text:p>8,38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18" calcext:value-type="float">
            <text:p>0,00718</text:p>
          </table:table-cell>
          <table:table-cell office:value-type="float" office:value="4.93924" calcext:value-type="float">
            <text:p>4,93924</text:p>
          </table:table-cell>
          <table:table-cell office:value-type="float" office:value="8.41203" calcext:value-type="float">
            <text:p>8,41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479" calcext:value-type="float">
            <text:p>0,00479</text:p>
          </table:table-cell>
          <table:table-cell office:value-type="float" office:value="4.92727" calcext:value-type="float">
            <text:p>4,92727</text:p>
          </table:table-cell>
          <table:table-cell office:value-type="float" office:value="8.41083" calcext:value-type="float">
            <text:p>8,410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2487" calcext:value-type="float">
            <text:p>4,92487</text:p>
          </table:table-cell>
          <table:table-cell office:value-type="float" office:value="8.38809" calcext:value-type="float">
            <text:p>8,38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676" calcext:value-type="float">
            <text:p>0,01676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963" calcext:value-type="float">
            <text:p>8,409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012" calcext:value-type="float">
            <text:p>-0,0012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365" calcext:value-type="float">
            <text:p>8,40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86:.B95])" office:value-type="float" office:value="0.052791" calcext:value-type="float">
            <text:p>0,052791</text:p>
          </table:table-cell>
          <table:table-cell table:formula="of:=AVERAGE([.C86:.C95])" office:value-type="float" office:value="4.907515" calcext:value-type="float">
            <text:p>4,907515</text:p>
          </table:table-cell>
          <table:table-cell table:formula="of:=AVERAGE([.D86:.D95])" office:value-type="float" office:value="8.416818" calcext:value-type="float">
            <text:p>8,416818</text:p>
          </table:table-cell>
          <table:table-cell table:formula="of:=ATAN(SQRT([.B96]^2+[.C96]^2)/[.D96])" office:value-type="float" office:value="0.527896113272022" calcext:value-type="float">
            <text:p>0,5278961133</text:p>
          </table:table-cell>
          <table:table-cell table:formula="of:=(180*[.E96])/PI()" office:value-type="float" office:value="30.2462193118469" calcext:value-type="float">
            <text:p>30,24621931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2607" calcext:value-type="float">
            <text:p>4,92607</text:p>
          </table:table-cell>
          <table:table-cell office:value-type="float" office:value="8.40963" calcext:value-type="float">
            <text:p>8,409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3684" calcext:value-type="float">
            <text:p>4,93684</text:p>
          </table:table-cell>
          <table:table-cell office:value-type="float" office:value="8.40485" calcext:value-type="float">
            <text:p>8,40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39" calcext:value-type="float">
            <text:p>0,00239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365" calcext:value-type="float">
            <text:p>8,40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359" calcext:value-type="float">
            <text:p>0,00359</text:p>
          </table:table-cell>
          <table:table-cell office:value-type="float" office:value="4.93206" calcext:value-type="float">
            <text:p>4,93206</text:p>
          </table:table-cell>
          <table:table-cell office:value-type="float" office:value="8.39647" calcext:value-type="float">
            <text:p>8,39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232" calcext:value-type="float">
            <text:p>0,03232</text:p>
          </table:table-cell>
          <table:table-cell office:value-type="float" office:value="4.93325" calcext:value-type="float">
            <text:p>4,93325</text:p>
          </table:table-cell>
          <table:table-cell office:value-type="float" office:value="8.38689" calcext:value-type="float">
            <text:p>8,38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18" calcext:value-type="float">
            <text:p>0,00718</text:p>
          </table:table-cell>
          <table:table-cell office:value-type="float" office:value="4.93924" calcext:value-type="float">
            <text:p>4,93924</text:p>
          </table:table-cell>
          <table:table-cell office:value-type="float" office:value="8.41203" calcext:value-type="float">
            <text:p>8,41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479" calcext:value-type="float">
            <text:p>0,00479</text:p>
          </table:table-cell>
          <table:table-cell office:value-type="float" office:value="4.92727" calcext:value-type="float">
            <text:p>4,92727</text:p>
          </table:table-cell>
          <table:table-cell office:value-type="float" office:value="8.41083" calcext:value-type="float">
            <text:p>8,410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97" calcext:value-type="float">
            <text:p>0,01197</text:p>
          </table:table-cell>
          <table:table-cell office:value-type="float" office:value="4.92487" calcext:value-type="float">
            <text:p>4,92487</text:p>
          </table:table-cell>
          <table:table-cell office:value-type="float" office:value="8.38809" calcext:value-type="float">
            <text:p>8,38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676" calcext:value-type="float">
            <text:p>0,01676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963" calcext:value-type="float">
            <text:p>8,40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96:.B105])" office:value-type="float" office:value="0.0155731" calcext:value-type="float">
            <text:p>0,0155731</text:p>
          </table:table-cell>
          <table:table-cell table:formula="of:=AVERAGE([.C96:.C105])" office:value-type="float" office:value="4.9272075" calcext:value-type="float">
            <text:p>4,9272075</text:p>
          </table:table-cell>
          <table:table-cell table:formula="of:=AVERAGE([.D96:.D105])" office:value-type="float" office:value="8.4038888" calcext:value-type="float">
            <text:p>8,4038888</text:p>
          </table:table-cell>
          <table:table-cell table:formula="of:=ATAN(SQRT([.B106]^2+[.C106]^2)/[.D106])" office:value-type="float" office:value="0.530287905149452" calcext:value-type="float">
            <text:p>0,5302879051</text:p>
          </table:table-cell>
          <table:table-cell table:formula="of:=(180*[.E106])/PI()" office:value-type="float" office:value="30.3832588918973" calcext:value-type="float">
            <text:p>30,3832588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12" calcext:value-type="float">
            <text:p>-0,0012</text:p>
          </table:table-cell>
          <table:table-cell office:value-type="float" office:value="4.92248" calcext:value-type="float">
            <text:p>4,92248</text:p>
          </table:table-cell>
          <table:table-cell office:value-type="float" office:value="8.40365" calcext:value-type="float">
            <text:p>8,40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619" calcext:value-type="float">
            <text:p>-0,08619</text:p>
          </table:table-cell>
          <table:table-cell office:value-type="float" office:value="6.8941" calcext:value-type="float">
            <text:p>6,8941</text:p>
          </table:table-cell>
          <table:table-cell office:value-type="float" office:value="6.90009" calcext:value-type="float">
            <text:p>6,90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654" calcext:value-type="float">
            <text:p>-0,10654</text:p>
          </table:table-cell>
          <table:table-cell office:value-type="float" office:value="6.90248" calcext:value-type="float">
            <text:p>6,90248</text:p>
          </table:table-cell>
          <table:table-cell office:value-type="float" office:value="6.91685" calcext:value-type="float">
            <text:p>6,91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492" calcext:value-type="float">
            <text:p>-0,11492</text:p>
          </table:table-cell>
          <table:table-cell office:value-type="float" office:value="6.89171" calcext:value-type="float">
            <text:p>6,89171</text:p>
          </table:table-cell>
          <table:table-cell office:value-type="float" office:value="6.90009" calcext:value-type="float">
            <text:p>6,90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9936" calcext:value-type="float">
            <text:p>-0,09936</text:p>
          </table:table-cell>
          <table:table-cell office:value-type="float" office:value="6.89889" calcext:value-type="float">
            <text:p>6,89889</text:p>
          </table:table-cell>
          <table:table-cell office:value-type="float" office:value="6.92164" calcext:value-type="float">
            <text:p>6,92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26" calcext:value-type="float">
            <text:p>-0,0826</text:p>
          </table:table-cell>
          <table:table-cell office:value-type="float" office:value="6.88692" calcext:value-type="float">
            <text:p>6,88692</text:p>
          </table:table-cell>
          <table:table-cell office:value-type="float" office:value="6.9384" calcext:value-type="float">
            <text:p>6,9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175" calcext:value-type="float">
            <text:p>-0,10175</text:p>
          </table:table-cell>
          <table:table-cell office:value-type="float" office:value="6.82826" calcext:value-type="float">
            <text:p>6,82826</text:p>
          </table:table-cell>
          <table:table-cell office:value-type="float" office:value="6.85221" calcext:value-type="float">
            <text:p>6,852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14" calcext:value-type="float">
            <text:p>-0,0814</text:p>
          </table:table-cell>
          <table:table-cell office:value-type="float" office:value="6.87256" calcext:value-type="float">
            <text:p>6,87256</text:p>
          </table:table-cell>
          <table:table-cell office:value-type="float" office:value="6.94438" calcext:value-type="float">
            <text:p>6,94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6943" calcext:value-type="float">
            <text:p>-0,06943</text:p>
          </table:table-cell>
          <table:table-cell office:value-type="float" office:value="6.88692" calcext:value-type="float">
            <text:p>6,88692</text:p>
          </table:table-cell>
          <table:table-cell office:value-type="float" office:value="6.92403" calcext:value-type="float">
            <text:p>6,924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534" calcext:value-type="float">
            <text:p>-0,10534</text:p>
          </table:table-cell>
          <table:table-cell office:value-type="float" office:value="6.89171" calcext:value-type="float">
            <text:p>6,89171</text:p>
          </table:table-cell>
          <table:table-cell office:value-type="float" office:value="6.92044" calcext:value-type="float">
            <text:p>6,92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6823" calcext:value-type="float">
            <text:p>-0,06823</text:p>
          </table:table-cell>
          <table:table-cell office:value-type="float" office:value="6.91326" calcext:value-type="float">
            <text:p>6,91326</text:p>
          </table:table-cell>
          <table:table-cell office:value-type="float" office:value="6.92643" calcext:value-type="float">
            <text:p>6,92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08:.B117])" office:value-type="float" office:value="-0.091576" calcext:value-type="float">
            <text:p>-0,091576</text:p>
          </table:table-cell>
          <table:table-cell table:formula="of:=AVERAGE([.C108:.C117])" office:value-type="float" office:value="6.886681" calcext:value-type="float">
            <text:p>6,886681</text:p>
          </table:table-cell>
          <table:table-cell table:formula="of:=AVERAGE([.D108:.D117])" office:value-type="float" office:value="6.914456" calcext:value-type="float">
            <text:p>6,914456</text:p>
          </table:table-cell>
          <table:table-cell table:formula="of:=ATAN(SQRT([.B118]^2+[.C118]^2)/[.D118])" office:value-type="float" office:value="0.783429852734206" calcext:value-type="float">
            <text:p>0,7834298527</text:p>
          </table:table-cell>
          <table:table-cell table:formula="of:=(180*[.E118])/PI()" office:value-type="float" office:value="44.8872241062256" calcext:value-type="float">
            <text:p>44,88722410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619" calcext:value-type="float">
            <text:p>-0,08619</text:p>
          </table:table-cell>
          <table:table-cell office:value-type="float" office:value="6.8941" calcext:value-type="float">
            <text:p>6,8941</text:p>
          </table:table-cell>
          <table:table-cell office:value-type="float" office:value="6.90009" calcext:value-type="float">
            <text:p>6,90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654" calcext:value-type="float">
            <text:p>-0,10654</text:p>
          </table:table-cell>
          <table:table-cell office:value-type="float" office:value="6.90248" calcext:value-type="float">
            <text:p>6,90248</text:p>
          </table:table-cell>
          <table:table-cell office:value-type="float" office:value="6.91685" calcext:value-type="float">
            <text:p>6,91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492" calcext:value-type="float">
            <text:p>-0,11492</text:p>
          </table:table-cell>
          <table:table-cell office:value-type="float" office:value="6.89171" calcext:value-type="float">
            <text:p>6,89171</text:p>
          </table:table-cell>
          <table:table-cell office:value-type="float" office:value="6.90009" calcext:value-type="float">
            <text:p>6,90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9936" calcext:value-type="float">
            <text:p>-0,09936</text:p>
          </table:table-cell>
          <table:table-cell office:value-type="float" office:value="6.89889" calcext:value-type="float">
            <text:p>6,89889</text:p>
          </table:table-cell>
          <table:table-cell office:value-type="float" office:value="6.92164" calcext:value-type="float">
            <text:p>6,92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499" calcext:value-type="float">
            <text:p>-0,08499</text:p>
          </table:table-cell>
          <table:table-cell office:value-type="float" office:value="6.8941" calcext:value-type="float">
            <text:p>6,8941</text:p>
          </table:table-cell>
          <table:table-cell office:value-type="float" office:value="6.90608" calcext:value-type="float">
            <text:p>6,90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175" calcext:value-type="float">
            <text:p>-0,10175</text:p>
          </table:table-cell>
          <table:table-cell office:value-type="float" office:value="6.82826" calcext:value-type="float">
            <text:p>6,82826</text:p>
          </table:table-cell>
          <table:table-cell office:value-type="float" office:value="6.85221" calcext:value-type="float">
            <text:p>6,852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14" calcext:value-type="float">
            <text:p>-0,0814</text:p>
          </table:table-cell>
          <table:table-cell office:value-type="float" office:value="6.87256" calcext:value-type="float">
            <text:p>6,87256</text:p>
          </table:table-cell>
          <table:table-cell office:value-type="float" office:value="6.94438" calcext:value-type="float">
            <text:p>6,94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6943" calcext:value-type="float">
            <text:p>-0,06943</text:p>
          </table:table-cell>
          <table:table-cell office:value-type="float" office:value="6.88692" calcext:value-type="float">
            <text:p>6,88692</text:p>
          </table:table-cell>
          <table:table-cell office:value-type="float" office:value="6.92403" calcext:value-type="float">
            <text:p>6,924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534" calcext:value-type="float">
            <text:p>-0,10534</text:p>
          </table:table-cell>
          <table:table-cell office:value-type="float" office:value="6.89171" calcext:value-type="float">
            <text:p>6,89171</text:p>
          </table:table-cell>
          <table:table-cell office:value-type="float" office:value="6.92044" calcext:value-type="float">
            <text:p>6,92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6823" calcext:value-type="float">
            <text:p>-0,06823</text:p>
          </table:table-cell>
          <table:table-cell office:value-type="float" office:value="6.91326" calcext:value-type="float">
            <text:p>6,91326</text:p>
          </table:table-cell>
          <table:table-cell office:value-type="float" office:value="6.92643" calcext:value-type="float">
            <text:p>6,92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19:.B128])" office:value-type="float" office:value="-0.091815" calcext:value-type="float">
            <text:p>-0,091815</text:p>
          </table:table-cell>
          <table:table-cell table:formula="of:=AVERAGE([.C119:.C128])" office:value-type="float" office:value="6.887399" calcext:value-type="float">
            <text:p>6,887399</text:p>
          </table:table-cell>
          <table:table-cell table:formula="of:=AVERAGE([.D119:.D128])" office:value-type="float" office:value="6.911224" calcext:value-type="float">
            <text:p>6,911224</text:p>
          </table:table-cell>
          <table:table-cell table:formula="of:=ATAN(SQRT([.B129]^2+[.C129]^2)/[.D129])" office:value-type="float" office:value="0.783715967349447" calcext:value-type="float">
            <text:p>0,7837159673</text:p>
          </table:table-cell>
          <table:table-cell table:formula="of:=(180*[.E129])/PI()" office:value-type="float" office:value="44.9036172661359" calcext:value-type="float">
            <text:p>44,9036172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619" calcext:value-type="float">
            <text:p>-0,08619</text:p>
          </table:table-cell>
          <table:table-cell office:value-type="float" office:value="6.8941" calcext:value-type="float">
            <text:p>6,8941</text:p>
          </table:table-cell>
          <table:table-cell office:value-type="float" office:value="6.90009" calcext:value-type="float">
            <text:p>6,90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654" calcext:value-type="float">
            <text:p>-0,10654</text:p>
          </table:table-cell>
          <table:table-cell office:value-type="float" office:value="6.90248" calcext:value-type="float">
            <text:p>6,90248</text:p>
          </table:table-cell>
          <table:table-cell office:value-type="float" office:value="6.91685" calcext:value-type="float">
            <text:p>6,91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492" calcext:value-type="float">
            <text:p>-0,11492</text:p>
          </table:table-cell>
          <table:table-cell office:value-type="float" office:value="6.89171" calcext:value-type="float">
            <text:p>6,89171</text:p>
          </table:table-cell>
          <table:table-cell office:value-type="float" office:value="6.90009" calcext:value-type="float">
            <text:p>6,90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9936" calcext:value-type="float">
            <text:p>-0,09936</text:p>
          </table:table-cell>
          <table:table-cell office:value-type="float" office:value="6.89889" calcext:value-type="float">
            <text:p>6,89889</text:p>
          </table:table-cell>
          <table:table-cell office:value-type="float" office:value="6.92164" calcext:value-type="float">
            <text:p>6,92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499" calcext:value-type="float">
            <text:p>-0,08499</text:p>
          </table:table-cell>
          <table:table-cell office:value-type="float" office:value="6.8941" calcext:value-type="float">
            <text:p>6,8941</text:p>
          </table:table-cell>
          <table:table-cell office:value-type="float" office:value="6.90608" calcext:value-type="float">
            <text:p>6,90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978" calcext:value-type="float">
            <text:p>-0,08978</text:p>
          </table:table-cell>
          <table:table-cell office:value-type="float" office:value="6.8965" calcext:value-type="float">
            <text:p>6,8965</text:p>
          </table:table-cell>
          <table:table-cell office:value-type="float" office:value="6.90847" calcext:value-type="float">
            <text:p>6,908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814" calcext:value-type="float">
            <text:p>-0,0814</text:p>
          </table:table-cell>
          <table:table-cell office:value-type="float" office:value="6.87256" calcext:value-type="float">
            <text:p>6,87256</text:p>
          </table:table-cell>
          <table:table-cell office:value-type="float" office:value="6.94438" calcext:value-type="float">
            <text:p>6,94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6943" calcext:value-type="float">
            <text:p>-0,06943</text:p>
          </table:table-cell>
          <table:table-cell office:value-type="float" office:value="6.88692" calcext:value-type="float">
            <text:p>6,88692</text:p>
          </table:table-cell>
          <table:table-cell office:value-type="float" office:value="6.92403" calcext:value-type="float">
            <text:p>6,924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534" calcext:value-type="float">
            <text:p>-0,10534</text:p>
          </table:table-cell>
          <table:table-cell office:value-type="float" office:value="6.89171" calcext:value-type="float">
            <text:p>6,89171</text:p>
          </table:table-cell>
          <table:table-cell office:value-type="float" office:value="6.92044" calcext:value-type="float">
            <text:p>6,92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6823" calcext:value-type="float">
            <text:p>-0,06823</text:p>
          </table:table-cell>
          <table:table-cell office:value-type="float" office:value="6.91326" calcext:value-type="float">
            <text:p>6,91326</text:p>
          </table:table-cell>
          <table:table-cell office:value-type="float" office:value="6.92643" calcext:value-type="float">
            <text:p>6,92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30:.B139])" office:value-type="float" office:value="-0.090618" calcext:value-type="float">
            <text:p>-0,090618</text:p>
          </table:table-cell>
          <table:table-cell table:formula="of:=AVERAGE([.C130:.C139])" office:value-type="float" office:value="6.894223" calcext:value-type="float">
            <text:p>6,894223</text:p>
          </table:table-cell>
          <table:table-cell table:formula="of:=AVERAGE([.D130:.D139])" office:value-type="float" office:value="6.91685" calcext:value-type="float">
            <text:p>6,91685</text:p>
          </table:table-cell>
          <table:table-cell table:formula="of:=ATAN(SQRT([.B140]^2+[.C140]^2)/[.D140])" office:value-type="float" office:value="0.783803029303274" calcext:value-type="float">
            <text:p>0,7838030293</text:p>
          </table:table-cell>
          <table:table-cell table:formula="of:=(180*[.E140])/PI()" office:value-type="float" office:value="44.9086055486464" calcext:value-type="float">
            <text:p>44,9086055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1189" calcext:value-type="float">
            <text:p>-0,21189</text:p>
          </table:table-cell>
          <table:table-cell office:value-type="float" office:value="9.80785" calcext:value-type="float">
            <text:p>9,80785</text:p>
          </table:table-cell>
          <table:table-cell office:value-type="float" office:value="0.02035" calcext:value-type="float">
            <text:p>0,02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57" calcext:value-type="float">
            <text:p>-0,1257</text:p>
          </table:table-cell>
          <table:table-cell office:value-type="float" office:value="9.8294" calcext:value-type="float">
            <text:p>9,8294</text:p>
          </table:table-cell>
          <table:table-cell office:value-type="float" office:value="0.02873" calcext:value-type="float">
            <text:p>0,028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894" calcext:value-type="float">
            <text:p>-0,10894</text:p>
          </table:table-cell>
          <table:table-cell office:value-type="float" office:value="9.84376" calcext:value-type="float">
            <text:p>9,84376</text:p>
          </table:table-cell>
          <table:table-cell office:value-type="float" office:value="0.04788" calcext:value-type="float">
            <text:p>0,047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492" calcext:value-type="float">
            <text:p>-0,11492</text:p>
          </table:table-cell>
          <table:table-cell office:value-type="float" office:value="9.84017" calcext:value-type="float">
            <text:p>9,84017</text:p>
          </table:table-cell>
          <table:table-cell office:value-type="float" office:value="0.03831" calcext:value-type="float">
            <text:p>0,03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9.84017" calcext:value-type="float">
            <text:p>9,84017</text:p>
          </table:table-cell>
          <table:table-cell office:value-type="float" office:value="0.0419" calcext:value-type="float">
            <text:p>0,0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844" calcext:value-type="float">
            <text:p>-0,14844</text:p>
          </table:table-cell>
          <table:table-cell office:value-type="float" office:value="9.87488" calcext:value-type="float">
            <text:p>9,87488</text:p>
          </table:table-cell>
          <table:table-cell office:value-type="float" office:value="0.03711" calcext:value-type="float">
            <text:p>0,037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7901" calcext:value-type="float">
            <text:p>-0,07901</text:p>
          </table:table-cell>
          <table:table-cell office:value-type="float" office:value="9.85813" calcext:value-type="float">
            <text:p>9,85813</text:p>
          </table:table-cell>
          <table:table-cell office:value-type="float" office:value="0.05387" calcext:value-type="float">
            <text:p>0,05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2753" calcext:value-type="float">
            <text:p>-0,02753</text:p>
          </table:table-cell>
          <table:table-cell office:value-type="float" office:value="9.86651" calcext:value-type="float">
            <text:p>9,86651</text:p>
          </table:table-cell>
          <table:table-cell office:value-type="float" office:value="-0.04669" calcext:value-type="float">
            <text:p>-0,046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5323" calcext:value-type="float">
            <text:p>-0,15323</text:p>
          </table:table-cell>
          <table:table-cell office:value-type="float" office:value="9.81982" calcext:value-type="float">
            <text:p>9,81982</text:p>
          </table:table-cell>
          <table:table-cell office:value-type="float" office:value="-0.06225" calcext:value-type="float">
            <text:p>-0,06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9752" calcext:value-type="float">
            <text:p>-0,19752</text:p>
          </table:table-cell>
          <table:table-cell office:value-type="float" office:value="9.81503" calcext:value-type="float">
            <text:p>9,81503</text:p>
          </table:table-cell>
          <table:table-cell office:value-type="float" office:value="0.05746" calcext:value-type="float">
            <text:p>0,05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41:.B150])" office:value-type="float" office:value="-0.130365" calcext:value-type="float">
            <text:p>-0,130365</text:p>
          </table:table-cell>
          <table:table-cell table:formula="of:=AVERAGE([.C141:.C150])" office:value-type="float" office:value="9.839572" calcext:value-type="float">
            <text:p>9,839572</text:p>
          </table:table-cell>
          <table:table-cell table:formula="of:=AVERAGE([.D141:.D150])" office:value-type="float" office:value="0.021667" calcext:value-type="float">
            <text:p>0,021667</text:p>
          </table:table-cell>
          <table:table-cell table:formula="of:=ATAN(SQRT([.B151]^2+[.C151]^2)/[.D151])" office:value-type="float" office:value="1.56859449692313" calcext:value-type="float">
            <text:p>1,5685944969</text:p>
          </table:table-cell>
          <table:table-cell table:formula="of:=(180*[.E151])/PI()" office:value-type="float" office:value="89.8738444411422" calcext:value-type="float">
            <text:p>89,87384444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1189" calcext:value-type="float">
            <text:p>-0,21189</text:p>
          </table:table-cell>
          <table:table-cell office:value-type="float" office:value="9.80785" calcext:value-type="float">
            <text:p>9,80785</text:p>
          </table:table-cell>
          <table:table-cell office:value-type="float" office:value="0.02035" calcext:value-type="float">
            <text:p>0,02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894" calcext:value-type="float">
            <text:p>-0,10894</text:p>
          </table:table-cell>
          <table:table-cell office:value-type="float" office:value="9.84376" calcext:value-type="float">
            <text:p>9,84376</text:p>
          </table:table-cell>
          <table:table-cell office:value-type="float" office:value="0.04788" calcext:value-type="float">
            <text:p>0,047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57" calcext:value-type="float">
            <text:p>-0,1257</text:p>
          </table:table-cell>
          <table:table-cell office:value-type="float" office:value="9.8294" calcext:value-type="float">
            <text:p>9,8294</text:p>
          </table:table-cell>
          <table:table-cell office:value-type="float" office:value="0.02873" calcext:value-type="float">
            <text:p>0,028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492" calcext:value-type="float">
            <text:p>-0,11492</text:p>
          </table:table-cell>
          <table:table-cell office:value-type="float" office:value="9.84017" calcext:value-type="float">
            <text:p>9,84017</text:p>
          </table:table-cell>
          <table:table-cell office:value-type="float" office:value="0.03831" calcext:value-type="float">
            <text:p>0,03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9.84017" calcext:value-type="float">
            <text:p>9,84017</text:p>
          </table:table-cell>
          <table:table-cell office:value-type="float" office:value="0.0419" calcext:value-type="float">
            <text:p>0,0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844" calcext:value-type="float">
            <text:p>-0,14844</text:p>
          </table:table-cell>
          <table:table-cell office:value-type="float" office:value="9.87488" calcext:value-type="float">
            <text:p>9,87488</text:p>
          </table:table-cell>
          <table:table-cell office:value-type="float" office:value="0.03711" calcext:value-type="float">
            <text:p>0,037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7901" calcext:value-type="float">
            <text:p>-0,07901</text:p>
          </table:table-cell>
          <table:table-cell office:value-type="float" office:value="9.85813" calcext:value-type="float">
            <text:p>9,85813</text:p>
          </table:table-cell>
          <table:table-cell office:value-type="float" office:value="0.05387" calcext:value-type="float">
            <text:p>0,05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408" calcext:value-type="float">
            <text:p>-0,13408</text:p>
          </table:table-cell>
          <table:table-cell office:value-type="float" office:value="9.81862" calcext:value-type="float">
            <text:p>9,81862</text:p>
          </table:table-cell>
          <table:table-cell office:value-type="float" office:value="0.04429" calcext:value-type="float">
            <text:p>0,04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9752" calcext:value-type="float">
            <text:p>-0,19752</text:p>
          </table:table-cell>
          <table:table-cell office:value-type="float" office:value="9.81503" calcext:value-type="float">
            <text:p>9,81503</text:p>
          </table:table-cell>
          <table:table-cell office:value-type="float" office:value="0.05746" calcext:value-type="float">
            <text:p>0,05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9.83778" calcext:value-type="float">
            <text:p>9,83778</text:p>
          </table:table-cell>
          <table:table-cell office:value-type="float" office:value="0.03472" calcext:value-type="float">
            <text:p>0,03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52:.B161])" office:value-type="float" office:value="-0.138865" calcext:value-type="float">
            <text:p>-0,138865</text:p>
          </table:table-cell>
          <table:table-cell table:formula="of:=AVERAGE([.C152:.C161])" office:value-type="float" office:value="9.836579" calcext:value-type="float">
            <text:p>9,836579</text:p>
          </table:table-cell>
          <table:table-cell table:formula="of:=AVERAGE([.D152:.D161])" office:value-type="float" office:value="0.040462" calcext:value-type="float">
            <text:p>0,040462</text:p>
          </table:table-cell>
          <table:table-cell table:formula="of:=ATAN(SQRT([.B162]^2+[.C162]^2)/[.D162])" office:value-type="float" office:value="1.56668333786678" calcext:value-type="float">
            <text:p>1,5666833379</text:p>
          </table:table-cell>
          <table:table-cell table:formula="of:=(180*[.E162])/PI()" office:value-type="float" office:value="89.7643430932352" calcext:value-type="float">
            <text:p>89,7643430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929" calcext:value-type="float">
            <text:p>-0,12929</text:p>
          </table:table-cell>
          <table:table-cell office:value-type="float" office:value="9.84855" calcext:value-type="float">
            <text:p>9,84855</text:p>
          </table:table-cell>
          <table:table-cell office:value-type="float" office:value="0.0395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57" calcext:value-type="float">
            <text:p>-0,1257</text:p>
          </table:table-cell>
          <table:table-cell office:value-type="float" office:value="9.8294" calcext:value-type="float">
            <text:p>9,8294</text:p>
          </table:table-cell>
          <table:table-cell office:value-type="float" office:value="0.02873" calcext:value-type="float">
            <text:p>0,028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0894" calcext:value-type="float">
            <text:p>-0,10894</text:p>
          </table:table-cell>
          <table:table-cell office:value-type="float" office:value="9.84376" calcext:value-type="float">
            <text:p>9,84376</text:p>
          </table:table-cell>
          <table:table-cell office:value-type="float" office:value="0.04788" calcext:value-type="float">
            <text:p>0,047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492" calcext:value-type="float">
            <text:p>-0,11492</text:p>
          </table:table-cell>
          <table:table-cell office:value-type="float" office:value="9.84017" calcext:value-type="float">
            <text:p>9,84017</text:p>
          </table:table-cell>
          <table:table-cell office:value-type="float" office:value="0.03831" calcext:value-type="float">
            <text:p>0,03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647" calcext:value-type="float">
            <text:p>-0,13647</text:p>
          </table:table-cell>
          <table:table-cell office:value-type="float" office:value="9.84017" calcext:value-type="float">
            <text:p>9,84017</text:p>
          </table:table-cell>
          <table:table-cell office:value-type="float" office:value="0.0419" calcext:value-type="float">
            <text:p>0,0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4844" calcext:value-type="float">
            <text:p>-0,14844</text:p>
          </table:table-cell>
          <table:table-cell office:value-type="float" office:value="9.87488" calcext:value-type="float">
            <text:p>9,87488</text:p>
          </table:table-cell>
          <table:table-cell office:value-type="float" office:value="0.03711" calcext:value-type="float">
            <text:p>0,037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7901" calcext:value-type="float">
            <text:p>-0,07901</text:p>
          </table:table-cell>
          <table:table-cell office:value-type="float" office:value="9.85813" calcext:value-type="float">
            <text:p>9,85813</text:p>
          </table:table-cell>
          <table:table-cell office:value-type="float" office:value="0.05387" calcext:value-type="float">
            <text:p>0,05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408" calcext:value-type="float">
            <text:p>-0,13408</text:p>
          </table:table-cell>
          <table:table-cell office:value-type="float" office:value="9.81862" calcext:value-type="float">
            <text:p>9,81862</text:p>
          </table:table-cell>
          <table:table-cell office:value-type="float" office:value="0.04429" calcext:value-type="float">
            <text:p>0,04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168" calcext:value-type="float">
            <text:p>-0,13168</text:p>
          </table:table-cell>
          <table:table-cell office:value-type="float" office:value="9.83778" calcext:value-type="float">
            <text:p>9,83778</text:p>
          </table:table-cell>
          <table:table-cell office:value-type="float" office:value="0.03472" calcext:value-type="float">
            <text:p>0,034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3048" calcext:value-type="float">
            <text:p>-0,13048</text:p>
          </table:table-cell>
          <table:table-cell office:value-type="float" office:value="9.83299" calcext:value-type="float">
            <text:p>9,83299</text:p>
          </table:table-cell>
          <table:table-cell office:value-type="float" office:value="0.03472" calcext:value-type="float">
            <text:p>0,03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163:.B172])" office:value-type="float" office:value="-0.123901" calcext:value-type="float">
            <text:p>-0,123901</text:p>
          </table:table-cell>
          <table:table-cell table:formula="of:=AVERAGE([.C163:.C172])" office:value-type="float" office:value="9.842445" calcext:value-type="float">
            <text:p>9,842445</text:p>
          </table:table-cell>
          <table:table-cell table:formula="of:=AVERAGE([.D163:.D172])" office:value-type="float" office:value="0.040103" calcext:value-type="float">
            <text:p>0,040103</text:p>
          </table:table-cell>
          <table:table-cell table:formula="of:=ATAN(SQRT([.B173]^2+[.C173]^2)/[.D173])" office:value-type="float" office:value="1.5667221764214" calcext:value-type="float">
            <text:p>1,5667221764</text:p>
          </table:table-cell>
          <table:table-cell table:formula="of:=(180*[.E173])/PI()" office:value-type="float" office:value="89.7665683784968" calcext:value-type="float">
            <text:p>89,7665683785</text:p>
          </table:table-cell>
          <table:table-cell/>
          <table:table-cell table:formula="of:=[.B173]^2/(SQRT([.B173]^2+[.C173]^2)*([.B173]^2+[.C173]^2+[.D173]^2))" office:value-type="float" office:value="0.000016096453509132" calcext:value-type="float">
            <text:p>1,6096453509132E-05</text:p>
          </table:table-cell>
          <table:table-cell table:formula="of:=[.C173]^2/(SQRT([.B173]^2+[.C173]^2)*([.B173]^2+[.C173]^2+[.D173]^2))" office:value-type="float" office:value="0.101574938878353" calcext:value-type="float">
            <text:p>0,1015749389</text:p>
          </table:table-cell>
          <table:table-cell table:formula="of:=-(SQRT([.B173]^2+[.C173]^2))/([.B173]^2+[.C173]^2+[.D173]^2)" office:value-type="float" office:value="-0.101591035331862" calcext:value-type="float">
            <text:p>-0,1015910353</text:p>
          </table:table-cell>
          <table:table-cell table:formula="of:=SQRT([.H173]^2*[.B176]^2+[.I173]^2*[.C176]^2+[.J173]^2+[.D176]^2)" office:value-type="float" office:value="0.101867565417615" calcext:value-type="float">
            <text:p>0,1018675654</text:p>
          </table:table-cell>
        </table:table-row>
        <table:table-row table:style-name="ro1">
          <table:table-cell office:value-type="string" calcext:value-type="string">
            <text:p>Incerteza A</text:p>
          </table:table-cell>
          <table:table-cell table:formula="of:=STDEV([.B163:.B172])" office:value-type="float" office:value="0.0192050915991914" calcext:value-type="float">
            <text:p>0,0192050916</text:p>
          </table:table-cell>
          <table:table-cell table:formula="of:=STDEV([.C163:.C172])" office:value-type="float" office:value="0.0156217862472754" calcext:value-type="float">
            <text:p>0,0156217862</text:p>
          </table:table-cell>
          <table:table-cell table:formula="of:=STDEV([.D163:.D172])" office:value-type="float" office:value="0.00723116104093942" calcext:value-type="float">
            <text:p>0,007231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erteza B</text:p>
          </table:table-cell>
          <table:table-cell table:number-columns-repeated="3" office:value-type="float" office:value="0.0012" calcext:value-type="float">
            <text:p>0,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ERTEZA COMB</text:p>
          </table:table-cell>
          <table:table-cell table:formula="of:=SQRT([.B174]^2+[.B175]^2)" office:value-type="float" office:value="0.0192425451365804" calcext:value-type="float">
            <text:p>0,0192425451</text:p>
          </table:table-cell>
          <table:table-cell table:formula="of:=SQRT([.C174]^2+[.C175]^2)" office:value-type="float" office:value="0.0156678079371545" calcext:value-type="float">
            <text:p>0,0156678079</text:p>
          </table:table-cell>
          <table:table-cell table:formula="of:=SQRT([.D174]^2+[.D175]^2)" office:value-type="float" office:value="0.00733005388793289" calcext:value-type="float">
            <text:p>0,00733005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4:29:04.789079836</dc:date>
    <meta:editing-duration>PT38M15S</meta:editing-duration>
    <meta:editing-cycles>1</meta:editing-cycles>
    <meta:generator>LibreOffice/5.1.6.2$Linux_X86_64 LibreOffice_project/10m0$Build-2</meta:generator>
    <meta:document-statistic meta:table-count="1" meta:cell-count="582" meta:object-count="0"/>
  </office:meta>
</office:document-meta>
</file>